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6cm"/>
    </style:style>
    <style:style style:name="co2" style:family="table-column">
      <style:table-column-properties fo:break-before="auto" style:column-width="7.676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4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padding="0.085cm" fo:border-right="1.2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wrap-option="wrap" fo:border-left="none" fo:padding="0.085cm" fo:border-right="1.2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padding-bottom="0.085cm" fo:padding-left="0.185cm" fo:padding-right="0.085cm" fo:padding-top="0.085cm" fo:border-right="1.25pt solid #000000" fo:border-top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padding="0.08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wrap-option="wrap" fo:border-left="none" fo:padding="0.08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padding-bottom="0.085cm" fo:padding-left="0.185cm" fo:padding-right="0.085cm" fo:padding-top="0.085cm" fo:border-right="2.01pt solid #000000" fo:border-top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ff7b59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99pt solid #000000" fo:background-color="#ff7b59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7b59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121">
      <style:table-cell-properties fo:background-color="#ff7b59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ec9ba4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99pt solid #000000" fo:background-color="#ffd7d7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d7d7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121">
      <style:table-cell-properties fo:background-color="#ffd7d7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solid #000000" fo:background-color="#ffd7d7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ffd7d7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10121">
      <style:table-cell-properties fo:border-bottom="none" fo:background-color="#ffd7d7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none" fo:background-color="#ffb66c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99pt solid #000000" fo:background-color="#ffb66c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b66c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0121">
      <style:table-cell-properties fo:background-color="#ffb66c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99pt solid #000000" fo:background-color="#ffe994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e994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121">
      <style:table-cell-properties fo:background-color="#ffe994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99pt solid #000000" fo:background-color="#ffe994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e994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0121">
      <style:table-cell-properties fo:border-bottom="none" fo:background-color="#ffe994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none" fo:background-color="#bbe33d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99pt solid #000000" fo:background-color="#bbe33d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bbe33d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 style:data-style-name="N10121">
      <style:table-cell-properties fo:background-color="#bbe33d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ffd7d7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99pt solid #000000" fo:background-color="#e8f2a1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8f2a1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 style:data-style-name="N10121">
      <style:table-cell-properties fo:background-color="#e8f2a1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f5ce" style:text-align-source="fix" style:repeat-content="false" fo:wrap-option="wrap" fo:border="none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99pt solid #000000" fo:background-color="#e8f2a1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#e8f2a1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0121">
      <style:table-cell-properties fo:border-bottom="none" fo:background-color="#e8f2a1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none" fo:background-color="#ffd428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99pt solid #000000" fo:background-color="#ffd428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428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121">
      <style:table-cell-properties fo:background-color="#ffd428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order-bottom="0.99pt solid #000000" fo:background-color="#ffffa6" style:text-align-source="fix" style:repeat-content="false" fo:wrap-option="wrap" fo:border-left="none" fo:padding="0.085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a6" style:text-align-source="fix" style:repeat-content="false" fo:wrap-option="wrap" fo:border="none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 style:data-style-name="N10121">
      <style:table-cell-properties fo:background-color="#ffffa6" style:text-align-source="fix" style:repeat-content="false" fo:wrap-option="wrap" fo:border="none" fo:padding-bottom="0.085cm" fo:padding-left="0.085cm" fo:padding-right="0.185cm" fo:padding-top="0.085cm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order-bottom="0.99pt solid #000000" fo:background-color="#ffffa6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ffffa6" style:text-align-source="fix" style:repeat-content="false" fo:wrap-option="wrap" fo:border-left="none" fo:padding="0.085cm" fo:border-right="0.51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0" style:family="table-cell" style:parent-style-name="Default" style:data-style-name="N10121">
      <style:table-cell-properties fo:border-bottom="none" fo:background-color="#ffffa6" style:text-align-source="fix" style:repeat-content="false" fo:wrap-option="wrap" fo:border-left="none" fo:padding-bottom="0.085cm" fo:padding-left="0.085cm" fo:padding-right="0.185cm" fo:padding-top="0.085cm" fo:border-right="0.51pt solid #000000" fo:border-top="none" style:vertical-align="middl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wrap-option="wrap" fo:padding="0.085cm" style:vertical-align="middle"/>
    </style:style>
    <style:style style:name="ce78" style:family="table-cell" style:parent-style-name="Default">
      <style:table-cell-properties fo:padding="0.085cm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3"/>
        <table:table-column table:style-name="co3" table:default-cell-style-name="ce46"/>
        <table:table-column table:style-name="co3" table:number-columns-repeated="2" table:default-cell-style-name="ce49"/>
        <table:table-column table:style-name="co3" table:default-cell-style-name="ce54"/>
        <table:table-column table:style-name="co3" table:number-columns-repeated="2" table:default-cell-style-name="ce49"/>
        <table:table-column table:style-name="co3" table:default-cell-style-name="ce61"/>
        <table:table-column table:style-name="co3" table:default-cell-style-name="ce64"/>
        <table:table-column table:style-name="co3" table:default-cell-style-name="ce67"/>
        <table:table-column table:style-name="co3" table:default-cell-style-name="ce70"/>
        <table:table-column table:style-name="co3" table:number-columns-repeated="2" table:default-cell-style-name="ce67"/>
        <table:table-column table:style-name="co4" table:number-columns-repeated="1007" table:default-cell-style-name="ce77"/>
        <table:table-column table:style-name="co4" table:number-columns-repeated="3" table:default-cell-style-name="ce78"/>
        <table:table-row table:style-name="ro1">
          <table:table-cell office:value-type="string" calcext:value-type="string">
            <text:p>Land ownership</text:p>
          </table:table-cell>
          <table:table-cell office:value-type="string" calcext:value-type="string">
            <text:p>Household ownership</text:p>
          </table:table-cell>
          <table:table-cell office:value-type="string" calcext:value-type="string" table:number-columns-spanned="3" table:number-rows-spanned="1">
            <text:p>Amount of lan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rea of lan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Houses/househol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opulation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41" office:value-type="string" calcext:value-type="string">
            <text:p><text:s/></text:p>
          </table:table-cell>
          <table:table-cell table:style-name="ce44" office:value-type="string" calcext:value-type="string">
            <text:p><text:s/></text:p>
          </table:table-cell>
          <table:table-cell table:style-name="ce47" office:value-type="string" calcext:value-type="string">
            <text:p>number</text:p>
          </table:table-cell>
          <table:table-cell table:style-name="ce50" office:value-type="string" calcext:value-type="string">
            <text:p>%</text:p>
            <text:p>of sum</text:p>
          </table:table-cell>
          <table:table-cell table:style-name="ce52" office:value-type="string" calcext:value-type="string">
            <text:p>%</text:p>
            <text:p>of total</text:p>
          </table:table-cell>
          <table:table-cell table:style-name="ce55" office:value-type="string" calcext:value-type="string">
            <text:p>m<text:span text:style-name="T1">2</text:span></text:p>
          </table:table-cell>
          <table:table-cell table:style-name="ce57" office:value-type="string" calcext:value-type="string">
            <text:p>%</text:p>
            <text:p>of sum</text:p>
          </table:table-cell>
          <table:table-cell table:style-name="ce59" office:value-type="string" calcext:value-type="string">
            <text:p>%</text:p>
            <text:p>of total</text:p>
          </table:table-cell>
          <table:table-cell table:style-name="ce62" office:value-type="string" calcext:value-type="string">
            <text:p>number</text:p>
          </table:table-cell>
          <table:table-cell table:style-name="ce65" office:value-type="string" calcext:value-type="string">
            <text:p>%</text:p>
            <text:p>of sum</text:p>
          </table:table-cell>
          <table:table-cell table:style-name="ce68" office:value-type="string" calcext:value-type="string">
            <text:p>%</text:p>
            <text:p>of total</text:p>
          </table:table-cell>
          <table:table-cell table:style-name="ce71" office:value-type="string" calcext:value-type="string">
            <text:p>persons</text:p>
          </table:table-cell>
          <table:table-cell table:style-name="ce73" office:value-type="string" calcext:value-type="string">
            <text:p>%</text:p>
            <text:p>of sum</text:p>
          </table:table-cell>
          <table:table-cell table:style-name="ce75" office:value-type="string" calcext:value-type="string">
            <text:p>%</text:p>
            <text:p>of total</text:p>
          </table:table-cell>
          <table:table-cell table:number-columns-repeated="1010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style-name="ce48" office:value-type="string" calcext:value-type="string">
            <text:p><text:s/></text:p>
          </table:table-cell>
          <table:table-cell table:style-name="ce51" office:value-type="string" calcext:value-type="string">
            <text:p><text:s/></text:p>
          </table:table-cell>
          <table:table-cell table:style-name="ce53" office:value-type="string" calcext:value-type="string">
            <text:p><text:s/></text:p>
          </table:table-cell>
          <table:table-cell table:style-name="ce56" office:value-type="string" calcext:value-type="string">
            <text:p><text:s/></text:p>
          </table:table-cell>
          <table:table-cell table:style-name="ce58" office:value-type="string" calcext:value-type="string">
            <text:p><text:s/></text:p>
          </table:table-cell>
          <table:table-cell table:style-name="ce60" office:value-type="string" calcext:value-type="string">
            <text:p><text:s/></text:p>
          </table:table-cell>
          <table:table-cell table:style-name="ce63" office:value-type="string" calcext:value-type="string">
            <text:p><text:s/></text:p>
          </table:table-cell>
          <table:table-cell table:style-name="ce66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style-name="ce72" office:value-type="string" calcext:value-type="string">
            <text:p><text:s/></text:p>
          </table:table-cell>
          <table:table-cell table:style-name="ce74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1010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1.0</text:p>
          </table:table-cell>
          <table:table-cell table:style-name="ce16" office:value-type="string" calcext:value-type="string">
            <text:p>1.0</text:p>
          </table:table-cell>
          <table:table-cell table:style-name="ce20" office:value-type="string" calcext:value-type="string">
            <text:p>1.0</text:p>
          </table:table-cell>
          <table:table-cell table:style-name="ce26" office:value-type="string" calcext:value-type="string">
            <text:p>1.0</text:p>
          </table:table-cell>
          <table:table-cell table:style-name="ce30" office:value-type="string" calcext:value-type="string">
            <text:p>1.0</text:p>
          </table:table-cell>
          <table:table-cell table:style-name="ce34" office:value-type="string" calcext:value-type="string">
            <text:p>1.0</text:p>
          </table:table-cell>
          <table:table-cell table:style-name="ce79" office:value-type="string" calcext:value-type="string">
            <text:p>1.0</text:p>
          </table:table-cell>
          <table:table-cell table:style-name="ce84" office:value-type="string" calcext:value-type="string">
            <text:p>1.0</text:p>
          </table:table-cell>
          <table:table-cell table:style-name="ce90" office:value-type="string" calcext:value-type="string">
            <text:p>1.0</text:p>
          </table:table-cell>
          <table:table-cell table:style-name="ce94" office:value-type="string" calcext:value-type="string">
            <text:p>1.0</text:p>
          </table:table-cell>
          <table:table-cell table:style-name="ce97" office:value-type="string" calcext:value-type="string">
            <text:p>1.0</text:p>
          </table:table-cell>
          <table:table-cell table:style-name="ce100" office:value-type="string" calcext:value-type="string">
            <text:p>1.0</text:p>
          </table:table-cell>
          <table:table-cell table:style-name="Default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9.999cm" fo:page-height="35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00.00.00</text:date>, <text:time style:data-style-name="N2" text:time-value="12:22:26.001509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0T07:31:40.482741419</meta:creation-date>
    <dc:date>2020-07-24T12:27:06.930902462</dc:date>
    <meta:editing-duration>PT10H13M2S</meta:editing-duration>
    <meta:editing-cycles>33</meta:editing-cycles>
    <meta:generator>LibreOffice/6.3.5.2$Linux_X86_64 LibreOffice_project/30$Build-2</meta:generator>
    <meta:document-statistic meta:table-count="1" meta:cell-count="48" meta:object-count="0"/>
  </office:meta>
</office:document-meta>
</file>